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
      <text:p text:style-name="Text_20_body">Many people came out to the wilderness to listen to John. He preached to them, saying, “Repent, for the kingdom of God is near!”</text:p>
      <text:h text:style-name="Heading_20_9" text:outline-level="9">24-03</text:h>
      <text:p text:style-name="First_20_paragraph"/>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
      <text:p text:style-name="Text_20_body">The next day, Jesus came for John to baptize him. When John saw him, he said, “Look! There is the Lamb of God who will take away the sin of the world.”</text:p>
      <text:h text:style-name="Heading_20_9" text:outline-level="9">24-07</text:h>
      <text:p text:style-name="First_20_paragraph"/>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51Z</meta:creation-date>
    <dc:date>2023-05-24T11:33:51Z</dc:date>
  </office:meta>
</office:document-meta>
</file>